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6521" officeooo:paragraph-rsid="00116521"/>
    </style:style>
    <style:style style:name="P2" style:family="paragraph" style:parent-style-name="Text_20_body">
      <style:text-properties officeooo:rsid="00129fda" officeooo:paragraph-rsid="00129fda"/>
    </style:style>
    <style:style style:name="P3" style:family="paragraph" style:parent-style-name="Text_20_body">
      <style:text-properties officeooo:rsid="0016c226" officeooo:paragraph-rsid="0016c226"/>
    </style:style>
    <style:style style:name="P4" style:family="paragraph" style:parent-style-name="Text_20_body">
      <style:text-properties officeooo:rsid="0019c606" officeooo:paragraph-rsid="0019c606"/>
    </style:style>
    <style:style style:name="P5" style:family="paragraph" style:parent-style-name="Text_20_body">
      <style:text-properties officeooo:rsid="0019f48a" officeooo:paragraph-rsid="001fc595"/>
    </style:style>
    <style:style style:name="P6" style:family="paragraph" style:parent-style-name="Text_20_body">
      <style:text-properties officeooo:rsid="001b8506" officeooo:paragraph-rsid="001b8506"/>
    </style:style>
    <style:style style:name="P7" style:family="paragraph" style:parent-style-name="Text_20_body">
      <style:text-properties officeooo:rsid="001fc595" officeooo:paragraph-rsid="001fc595"/>
    </style:style>
    <style:style style:name="P8" style:family="paragraph" style:parent-style-name="Text_20_body">
      <style:text-properties officeooo:rsid="00237369" officeooo:paragraph-rsid="00237369"/>
    </style:style>
    <style:style style:name="P9" style:family="paragraph" style:parent-style-name="Text_20_body">
      <style:text-properties officeooo:rsid="002b9bb0" officeooo:paragraph-rsid="002b9bb0"/>
    </style:style>
    <style:style style:name="P10" style:family="paragraph" style:parent-style-name="Text_20_body">
      <style:text-properties officeooo:rsid="002cd006" officeooo:paragraph-rsid="002cd006"/>
    </style:style>
    <style:style style:name="P11" style:family="paragraph" style:parent-style-name="Text_20_body">
      <style:text-properties officeooo:rsid="0030333f" officeooo:paragraph-rsid="0030333f"/>
    </style:style>
    <style:style style:name="P12" style:family="paragraph" style:parent-style-name="Text_20_body">
      <style:text-properties officeooo:rsid="0030607c" officeooo:paragraph-rsid="0030607c"/>
    </style:style>
    <style:style style:name="P13" style:family="paragraph" style:parent-style-name="Text_20_body">
      <style:text-properties officeooo:rsid="0030a2a7" officeooo:paragraph-rsid="0030a2a7"/>
    </style:style>
    <style:style style:name="P14" style:family="paragraph" style:parent-style-name="Text_20_body">
      <style:text-properties officeooo:rsid="003146fd" officeooo:paragraph-rsid="003146fd"/>
    </style:style>
    <style:style style:name="P15" style:family="paragraph" style:parent-style-name="Text_20_body">
      <style:text-properties officeooo:rsid="00317db5" officeooo:paragraph-rsid="00317db5"/>
    </style:style>
    <style:style style:name="P16" style:family="paragraph" style:parent-style-name="Text_20_body">
      <style:text-properties officeooo:rsid="003c7c74" officeooo:paragraph-rsid="003c7c74"/>
    </style:style>
    <style:style style:name="P17" style:family="paragraph" style:parent-style-name="Text_20_body">
      <style:text-properties officeooo:rsid="003c834b" officeooo:paragraph-rsid="003c834b"/>
    </style:style>
    <style:style style:name="P18" style:family="paragraph" style:parent-style-name="Text_20_body">
      <style:text-properties officeooo:rsid="003ddeab" officeooo:paragraph-rsid="003ddeab"/>
    </style:style>
    <style:style style:name="P19" style:family="paragraph" style:parent-style-name="Text_20_body">
      <style:text-properties officeooo:rsid="003fd99b" officeooo:paragraph-rsid="003fd99b"/>
    </style:style>
    <style:style style:name="P20" style:family="paragraph" style:parent-style-name="Text_20_body">
      <style:text-properties officeooo:rsid="003e3ff3" officeooo:paragraph-rsid="003e3ff3"/>
    </style:style>
    <style:style style:name="P21" style:family="paragraph" style:parent-style-name="Text_20_body">
      <style:text-properties officeooo:rsid="005dbb0c" officeooo:paragraph-rsid="005dbb0c"/>
    </style:style>
    <style:style style:name="P22" style:family="paragraph" style:parent-style-name="Text_20_body">
      <style:text-properties officeooo:rsid="005dbb0c" officeooo:paragraph-rsid="005fa6ff"/>
    </style:style>
    <style:style style:name="P23" style:family="paragraph" style:parent-style-name="Text_20_body">
      <style:text-properties officeooo:rsid="005fa6ff" officeooo:paragraph-rsid="005fa6ff"/>
    </style:style>
    <style:style style:name="P24" style:family="paragraph" style:parent-style-name="Text_20_body">
      <style:text-properties officeooo:rsid="005fdaa4" officeooo:paragraph-rsid="005fdaa4"/>
    </style:style>
    <style:style style:name="P25" style:family="paragraph" style:parent-style-name="Text_20_body">
      <style:text-properties officeooo:rsid="005fdaa4" officeooo:paragraph-rsid="00611a7d"/>
    </style:style>
    <style:style style:name="P26" style:family="paragraph" style:parent-style-name="Text_20_body">
      <style:text-properties officeooo:rsid="0061c9a9" officeooo:paragraph-rsid="0061c9a9"/>
    </style:style>
    <style:style style:name="P27" style:family="paragraph" style:parent-style-name="Text_20_body">
      <style:text-properties officeooo:rsid="0066b615" officeooo:paragraph-rsid="0066b615"/>
    </style:style>
    <style:style style:name="P28" style:family="paragraph" style:parent-style-name="Text_20_body">
      <style:text-properties officeooo:rsid="0068ecbd" officeooo:paragraph-rsid="0068ecbd"/>
    </style:style>
    <style:style style:name="P29" style:family="paragraph" style:parent-style-name="Text_20_body">
      <style:text-properties officeooo:rsid="0069b3fd" officeooo:paragraph-rsid="0069b3fd"/>
    </style:style>
    <style:style style:name="P30" style:family="paragraph" style:parent-style-name="Title">
      <style:text-properties officeooo:rsid="00116521" officeooo:paragraph-rsid="00116521"/>
    </style:style>
    <style:style style:name="P31" style:family="paragraph" style:parent-style-name="Title">
      <style:text-properties officeooo:rsid="002cd006" officeooo:paragraph-rsid="002cd006"/>
    </style:style>
    <style:style style:name="P32" style:family="paragraph" style:parent-style-name="Subtitle">
      <style:text-properties officeooo:rsid="005dbb0c" officeooo:paragraph-rsid="005dbb0c"/>
    </style:style>
    <style:style style:name="T1" style:family="text">
      <style:text-properties officeooo:rsid="0012e150"/>
    </style:style>
    <style:style style:name="T2" style:family="text">
      <style:text-properties officeooo:rsid="0016e5a6"/>
    </style:style>
    <style:style style:name="T3" style:family="text">
      <style:text-properties officeooo:rsid="00177ef4"/>
    </style:style>
    <style:style style:name="T4" style:family="text">
      <style:text-properties officeooo:rsid="0019f48a"/>
    </style:style>
    <style:style style:name="T5" style:family="text">
      <style:text-properties officeooo:rsid="001cf80b"/>
    </style:style>
    <style:style style:name="T6" style:family="text">
      <style:text-properties officeooo:rsid="001d9dc9"/>
    </style:style>
    <style:style style:name="T7" style:family="text">
      <style:text-properties officeooo:rsid="001fc595"/>
    </style:style>
    <style:style style:name="T8" style:family="text">
      <style:text-properties officeooo:rsid="0020c31d"/>
    </style:style>
    <style:style style:name="T9" style:family="text">
      <style:text-properties officeooo:rsid="002194dc"/>
    </style:style>
    <style:style style:name="T10" style:family="text">
      <style:text-properties officeooo:rsid="00241b22"/>
    </style:style>
    <style:style style:name="T11" style:family="text">
      <style:text-properties officeooo:rsid="002574c6"/>
    </style:style>
    <style:style style:name="T12" style:family="text">
      <style:text-properties officeooo:rsid="00284e65"/>
    </style:style>
    <style:style style:name="T13" style:family="text">
      <style:text-properties officeooo:rsid="002cd006"/>
    </style:style>
    <style:style style:name="T14" style:family="text">
      <style:text-properties officeooo:rsid="00313960"/>
    </style:style>
    <style:style style:name="T15" style:family="text">
      <style:text-properties officeooo:rsid="0032e4c7"/>
    </style:style>
    <style:style style:name="T16" style:family="text">
      <style:text-properties officeooo:rsid="00365060"/>
    </style:style>
    <style:style style:name="T17" style:family="text">
      <style:text-properties officeooo:rsid="003815c2"/>
    </style:style>
    <style:style style:name="T18" style:family="text">
      <style:text-properties officeooo:rsid="0039a7f2"/>
    </style:style>
    <style:style style:name="T19" style:family="text">
      <style:text-properties officeooo:rsid="003ab14f"/>
    </style:style>
    <style:style style:name="T20" style:family="text">
      <style:text-properties officeooo:rsid="003b0851"/>
    </style:style>
    <style:style style:name="T21" style:family="text">
      <style:text-properties officeooo:rsid="003c7c74"/>
    </style:style>
    <style:style style:name="T22" style:family="text">
      <style:text-properties officeooo:rsid="003c834b"/>
    </style:style>
    <style:style style:name="T23" style:family="text">
      <style:text-properties officeooo:rsid="003ddeab"/>
    </style:style>
    <style:style style:name="T24" style:family="text">
      <style:text-properties officeooo:rsid="003e17d3"/>
    </style:style>
    <style:style style:name="T25" style:family="text">
      <style:text-properties officeooo:rsid="003e3ff3"/>
    </style:style>
    <style:style style:name="T26" style:family="text">
      <style:text-properties officeooo:rsid="003ef57c"/>
    </style:style>
    <style:style style:name="T27" style:family="text">
      <style:text-properties officeooo:rsid="0040fefe"/>
    </style:style>
    <style:style style:name="T28" style:family="text">
      <style:text-properties officeooo:rsid="0042f4cc"/>
    </style:style>
    <style:style style:name="T29" style:family="text">
      <style:text-properties officeooo:rsid="004494c2"/>
    </style:style>
    <style:style style:name="T30" style:family="text">
      <style:text-properties officeooo:rsid="0045eae5"/>
    </style:style>
    <style:style style:name="T31" style:family="text">
      <style:text-properties officeooo:rsid="00462534"/>
    </style:style>
    <style:style style:name="T32" style:family="text">
      <style:text-properties officeooo:rsid="0048706b"/>
    </style:style>
    <style:style style:name="T33" style:family="text">
      <style:text-properties officeooo:rsid="004c0654"/>
    </style:style>
    <style:style style:name="T34" style:family="text">
      <style:text-properties officeooo:rsid="004ddb41"/>
    </style:style>
    <style:style style:name="T35" style:family="text">
      <style:text-properties officeooo:rsid="004ebadf"/>
    </style:style>
    <style:style style:name="T36" style:family="text">
      <style:text-properties officeooo:rsid="005059f6"/>
    </style:style>
    <style:style style:name="T37" style:family="text">
      <style:text-properties officeooo:rsid="0052592f"/>
    </style:style>
    <style:style style:name="T38" style:family="text">
      <style:text-properties officeooo:rsid="0054402b"/>
    </style:style>
    <style:style style:name="T39" style:family="text">
      <style:text-properties officeooo:rsid="0055c115"/>
    </style:style>
    <style:style style:name="T40" style:family="text">
      <style:text-properties officeooo:rsid="0058acc1"/>
    </style:style>
    <style:style style:name="T41" style:family="text">
      <style:text-properties officeooo:rsid="00598923"/>
    </style:style>
    <style:style style:name="T42" style:family="text">
      <style:text-properties officeooo:rsid="005fa6ff"/>
    </style:style>
    <style:style style:name="T43" style:family="text">
      <style:text-properties officeooo:rsid="005fdaa4"/>
    </style:style>
    <style:style style:name="T44" style:family="text">
      <style:text-properties officeooo:rsid="0061c9a9"/>
    </style:style>
    <style:style style:name="T45" style:family="text">
      <style:text-properties officeooo:rsid="00638f5c"/>
    </style:style>
    <style:style style:name="T46" style:family="text">
      <style:text-properties officeooo:rsid="00653934"/>
    </style:style>
    <style:style style:name="T47" style:family="text">
      <style:text-properties officeooo:rsid="00667a7d"/>
    </style:style>
    <style:style style:name="T48" style:family="text">
      <style:text-properties officeooo:rsid="006898ac"/>
    </style:style>
    <style:style style:name="T49" style:family="text">
      <style:text-properties officeooo:rsid="006b87f1"/>
    </style:style>
    <style:style style:name="T50" style:family="text">
      <style:text-properties officeooo:rsid="006b92f7"/>
    </style:style>
    <style:style style:name="T51" style:family="text">
      <style:text-properties officeooo:rsid="006d3531"/>
    </style:style>
    <style:style style:name="T52" style:family="text">
      <style:text-properties officeooo:rsid="006f22ea"/>
    </style:style>
    <style:style style:name="T53" style:family="text">
      <style:text-properties officeooo:rsid="00707e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Основным движущим мотивом данной работы является интерес самому посмотреть что же такого сверхсложного в деле создания искусственного интеллекта, <text:span text:style-name="T15">за исключением объема работы. Дойти, так сказать, до точки, когда опустятся руки.</text:span></text:p>
      <text:p text:style-name="P30">Немного философии</text:p>
      <text:p text:style-name="P1">Что такое разум? Это машина, улучшающая выживание индивидуума путем предсказания вариантов будущего. Будущее возможно предсказывать только на основе закономерностей, найденных в прошлом. Иными словами, разум – это машина для поиска и использования закономерностей <text:span text:style-name="T16">с целью улучшения способности к выживанию.</text:span></text:p>
      <text:p text:style-name="P2">Существующие системы искусственного интеллекта превосходят человеческий разум во многих аспектах, за исключением универсальности. Подход к разработке Кристофера состоит в погоне за универсальностью в ущерб всему, что может этому препятствовать, в первую очередь, эффективности. За образец берем человеческий разум и пытаемся симулировать его работу.</text:p>
      <text:p text:style-name="P2">Чистая имитация, ака нейронные сети, не годится <text:span text:style-name="T10">из следующих</text:span> соображений. Возьмем, <text:span text:style-name="T11">на</text:span>пример, авиацию. Попытки построить летательный аппарат копируя птиц не дали <text:span text:style-name="T12">хороших </text:span>результат<text:span text:style-name="T12">ов</text:span>. <text:span text:style-name="T1">Слишком отличаются доступные нам материалы и технологии от того что использовала природа. Прогресс был достигнут только после того, как инженеры сконцентрировались на базовых принципах полета в их применении к существующим технологиям.</text:span></text:p>
      <text:p text:style-name="P3">Соответственно, <text:span text:style-name="T2">алгоритм прост:</text:span> <text:span text:style-name="T2">опирайся на то что известно о работе мозга, но не расстраивайся, если известно не слишком много. Н</text:span>аблюда<text:span text:style-name="T2">й</text:span> за <text:span text:style-name="T3">работой</text:span> <text:span text:style-name="T3">своего</text:span> собственн<text:span text:style-name="T3">ого</text:span> ум<text:span text:style-name="T3">а</text:span>, предполага<text:span text:style-name="T2">й</text:span>, додумыва<text:span text:style-name="T2">й</text:span>, реализу<text:span text:style-name="T2">й</text:span> в коде.</text:p>
      <text:p text:style-name="P4">Просматриваются интересные параллели в развитии разума и систем иску<text:span text:style-name="T41">с</text:span>ственного интеллекта. Разум развивался с низкоуровневых вещей – перемещение в пространстве, <text:s/>питание, размножение, нападиние/защита диктовали необходимость обработки данных от органов зрения, слуха, обоняния, осязания и принятия решений по управлению телом. <text:span text:style-name="T4">Полный набор и многое сверх того имеется у насекомых. Мы говорим, что их деятельность определяется инстинктом и они очень сильно напоминают автоматы. Высшие уровни разумной деятельности, такие как обучение и абстрактное мышление, т.е. способность обобщать, развивались позже.</text:span></text:p>
      <text:p text:style-name="P5">То же самое мы видим в ходе развития информатики. Сначала появляются системы распознавания текстов, распознавания речи, распознавания образов, а самообучение и логическая обработка, такая как категоризация образов идут с отставанием. <text:span text:style-name="T7">Да еще обучение сводится к параметризации.</text:span></text:p>
      <text:p text:style-name="P5">Оно и понятно. Можно придумать и реализовать какой-нибудь сложный алгоритм. <text:span text:style-name="T8">Попробуйте</text:span> написать автомат, который будет придумывать и реализовывать алгоритмы на разные случаи жизни.</text:p>
      <text:p text:style-name="P8">Обязаны мы следовать этому правилу? Иными словами, возможно ли заниматься разработкой систем человекоподобного интеллекта, не дожидаясь пока полностью будет развит первый уровень? Наверное, да, если избрать область, где первый уровень сравнительно прост. Например, обработка текста, машинный перевод, алгебраические выводы и, да, программирование.</text:p>
      <text:p text:style-name="P6">Еще одно наблюдение. Развитие низкоуровневых функций разума заняло у природы десятки и сотни миллионов лет, а развитие высокоуровневых функций, человека например, <text:span text:style-name="T6">всего лишь</text:span> несколько миллионов лет, <text:span text:style-name="T6">т.е.</text:span> в десятки раз быстрее. Это может быть, конечно, обусловлено тем что развитие низкоуровневых функций тормозилось необходимостью <text:soft-page-break/>развития органов чувств и тела. Тем не менее, <text:span text:style-name="T5">сам</text:span> факт вселяет надежду, что второй этап <text:span text:style-name="T5">может оказаться</text:span> ненамного сложнее первого.</text:p>
      <text:p text:style-name="P7">Итак, наша система должна быть разделена на два уровня. Первый урововень – примитивы, кодируемые руками. Второй уровень – язык, управляющий прмитивами, причем, настолько простой, что сама система может <text:span text:style-name="T9">изменять этот код.</text:span></text:p>
      <text:p text:style-name="P13">Нейрон, по сути своей, это механизм оценки и сравнения. Грубо говоря, аналог оператора if, с тем отличием, что он включает в себя регрессионную функцию, как предварительную обработку условий. Это наводит на мысль, что центральное место в иску<text:span text:style-name="T41">с</text:span>ственном/естественном интеллекте занимает оценка и сравнение.</text:p>
      <text:p text:style-name="P31">На чем писать?</text:p>
      <text:p text:style-name="P19">Сразу <text:span text:style-name="T32">прошу прощения</text:span> за частое использования местоимения "я" в <text:span text:style-name="T39">этой</text:span> секции. Для мастера инструмент <text:span text:style-name="T40">дело</text:span> интимн<text:span text:style-name="T40">ое, а в</text:span> нашем ремесле язык программирования – главный инструмент.</text:p>
      <text:p text:style-name="P10">Система обречена перестраиваться и переделываться много раз, поэтому язык должен предоставлять хорошие возможности для моделирования, т.е. язык должен быть достаточно высокого уровня. <text:span text:style-name="T14">Иными словами,</text:span> трудоемкость написания кода должна быть невысокой. Такой язык как C++, например, не проходит по этому критерию.</text:p>
      <text:p text:style-name="P10">Поскольку сама система может быть очень неэффективной, нужно иметь запас производительности. Такие языки как Питон или Руби отпадают сразу. </text:p>
      <text:p text:style-name="P11">Когда-то давно кандидатом был язык Скала. Привлекала лаконичность. Такие вещи как дедукция типов, трейты, поддержка функционального программирования сразу распол<text:span text:style-name="T27">агали</text:span> к себе. Я посмотрел несколько <text:span text:style-name="T27">обзоров</text:span>, взял книгу и стал читать. Поначалу я был полон энтузиазма, но по мере углубления язык потихоньку отталкивал меня и, на середине книги, когда я дошел до конструкции switch, или match, не помню уж как его там, язык оттолкнул окончательно. <text:span text:style-name="T17">Я н</text:span>е навязываю своего мнения. <text:span text:style-name="T17">В</text:span>озможно, и, <text:span text:style-name="T17">даже, </text:span>скорее всего, оно <text:span text:style-name="T33">никак </text:span>не оправдано. <text:span text:style-name="T34">Но, язык перестал быть кандидатом в инструмент и перешел в разряд "еще один язык"</text:span>.</text:p>
      <text:p text:style-name="P11">Остались <text:span text:style-name="T28">еще </text:span>два кандидата – D и Java. Сначала хотел писать на D. Очень мощный эффективный, <text:span text:style-name="T35">богатый и </text:span>красивый язык. <text:span text:style-name="T36">С некоторыми недостатками, само собой, но в целом это лучший из языков, с которыми мне приходилось встречаться</text:span>. <text:span text:style-name="T29">Р</text:span>аботать на нем – удовольствие. Остановило одно, недостаточно развит<text:span text:style-name="T30">ые</text:span> IDE. При написании системы, по крайней мере <text:span text:style-name="T18">на первых этапах</text:span>, при закладке архитектуры рефакторинг – основной инструмент. В доступных средах разработки на данный момент просто нет нормального рефакторинга. Второй минус поменьше, <text:span text:style-name="T19">D язык компилируемый, и, хотя, компиляция идет очень быстро, линкование тормозит и обещает тормозить все больше по мере разрастания проекта. Можно, правда, намутить с динамическими библиотеками.</text:span></text:p>
      <text:p text:style-name="P12">В общем, скрепя сердце, обратился к компромиссу Java/Netbeans. Java после работы <text:span text:style-name="T37">с</text:span> D приходится терпеть, но Netbeans лучшая IDE из встреченных мной <text:span text:style-name="T31">на жизненном пути</text:span>. <text:span text:style-name="T20">Возможно, когда архитектура системы оформится, вернусь к D. Он притягивает меня к себе.</text:span></text:p>
      <text:p text:style-name="P14">В качестве базы данных, на первых порах, по крайней мере, можно использовать все что угодно. Нужно только построить интерфейс к базе. Впоследствии СУБД можно подменить. Можно, скажем, использовать Постгрес.</text:p>
      <text:p text:style-name="P15">В качестве человеческого интерфейса можно взять универсальный инструмент HTML, только нужно отделить его от основной системы. Т.е. web-сервер должен связываться с системой, скажем, юниксовой трубой или сокетом. <text:span text:style-name="T38">Но, на первом этапе сгодится и консоль.</text:span></text:p>
      <text:p text:style-name="P31"><text:soft-page-break/>Набросок архитектуры</text:p>
      <text:p text:style-name="P9">Основной строительный блок системы – концепт, подобно тому как основным строительным блоком мозга является нейрон. "Человек ест яблоко" – здесь три концепта, человек, поедание, яблоко. Другие концепт<text:span text:style-name="T21">ы</text:span>, которые с ними перекликаются – субъект, действие субъекта над объектом, объект. Или, например, такие концепты: живое существо, питание, фрукт. <text:span text:style-name="T13">В коде концепты представляются, например объектами. Каждый концепт имеет числовой идентификатор, возможно, но не обязательно, символьный идентификатор, данные и, возможно, но не обязательно, методы.</text:span></text:p>
      <text:p text:style-name="P10">Концепты делятся на две группы – статические и динамические. <text:span text:style-name="T21">Статические концепты – это первый уровень, примитивы. Их методы – основной двигатель системы. Динамические концепты, по сути своей это наборы ссылок на другие статические и динамические концепты.</text:span></text:p>
      <text:p text:style-name="P16">Статические концепты, их имена и идентификаторы известны на этапе компиляции, т.е. код может работать с ними напрямую. Они не хранятся в базе, а создаются при загрузке системы. Для их идентификаторов выделен свой числовой диапазон, скажем, 0-65536. </text:p>
      <text:p text:style-name="P16">Динамические концепты хранятся в базе, для них генерируются уникальные идентификаторы и, возможно, символическое имя, если статическим концептам нужно их знать в лицо.</text:p>
      <text:p text:style-name="P18">Все концепты включены в карту идентификаторов и карту имен, так они могут быть найдены в памяти. Объект, содержащий эти карты называется ComDir. Это синглтон со статическими методами.</text:p>
      <text:p text:style-name="P16">Если возникает повод подумать, например, оператор обращается из консоли к Крису, <text:span text:style-name="T22">система создает круг внимания (attention bubble) – объект, который будет содержать все данные, касающиеся беседы.</text:span></text:p>
      <text:p text:style-name="P17">Система должна быть многопользовательской, т.е. может одновременно существовать несколько кругов внимания для бесед с разными людьми, для чтения разных книг и т.д. Каждый круг внимания <text:span text:style-name="T23">может</text:span> потреблять концепты из общей базы, генерировать новые, изменять существующие в процессе обучения. Для исключения перехлестов <text:span text:style-name="T23">в каждом круге внимания создаются свои собственные карты идентификаторов и имен для созданных или модифицированных концептов. Если кругу нужен общий концепт, ему дают ссылку на него. Если он хочет изменить общий концепт, он копирует концепт к себе и дальше работает со своей собственной копией.</text:span></text:p>
      <text:p text:style-name="P18">На первых порах используем грязное чтение, в дальнейшем, возможно, нужно будет ввести некоторую систему версионности.</text:p>
      <text:p text:style-name="P18">Т.е. круг внимания обучает систему строго в собственной копии. Для обучения системы через общие концепты будет существовать выделенный круг внимания под названием Учитель. В его задачу входит анализ концептов остальных кругов и коррек<text:span text:style-name="T24">тировка</text:span> общей базы. <text:span text:style-name="T25">Учитель является монопольным владельцем общих концептов, но никто не запрещает ему быть многопоточным, т.е. анализировать работу нескольких кругов внимания одновременно, если они могут быть обработаны синхронно, если, например, они работают над разными областями и их изменения не пересекаются.</text:span></text:p>
      <text:p text:style-name="P20">Это поднимает вопрос транзакционности внутри частных <text:span text:style-name="T26">круг</text:span>ов.</text:p>
      <text:p text:style-name="P32">Концепты</text:p>
      <text:p text:style-name="P21">Разделение на статические и динамические концепты <text:span text:style-name="T49">диктуется разной функциональностью</text:span>. Статические концепты – это место для обычного программирования, т.е. привычного жесткого алгоритмирования. Динамические концепты – это средство мет<text:span text:style-name="T50">а</text:span>программирования. <text:soft-page-break/>Устройство самих динамических концептом должно быть максимально простым. Сложность выносится на уровень организации отношений между концептами. </text:p>
      <text:p text:style-name="P21">Что значит максимальная простота? До тех пор пока система в полном тумане, опираемся на имитацию. Динамический концепт это аналог нейрона и, <text:span text:style-name="T42">также </text:span>как нейрон, должен иметь три базовые функции, <text:span text:style-name="T45">т.е. не должен быть проще, чем следующее.</text:span></text:p>
      <text:p text:style-name="P23">1. Функция процессинга. <text:span text:style-name="T43">Это базовая вещь, она обеспечивает движение системы.</text:span></text:p>
      <text:p text:style-name="P23">Концепт содержит сиды (cid – Concept Identifier) предпосылок <text:span text:style-name="T43">(premises)</text:span>, весовые коэффициенты и сиды возможных результатов <text:span text:style-name="T43">(effects)</text:span>. <text:span text:style-name="T43">Это полная аналогия нейрона. Предпосылки – аналог аксонов, соединенных с нейронами-предпосылками. Если такой нейрон зажжен, он участвует с некоторым весом в решении будет ли зажжен наш нейрон.</text:span></text:p>
      <text:p text:style-name="P24">Выходной аксон нашего нейрона контачит с нейронами-результатами. Если он зажжен, он будет учтен в их решении зажечься.</text:p>
      <text:p text:style-name="P27">Например, в ходе беседы распознана одна из словоформ слова "яблоко" и слова "фрукт".</text:p>
      <text:p text:style-name="P27"><text:span text:style-name="T51">Активируются</text:span> концепты слов "яблоко" и "фрукт". Пока только слова. Сам концепт яблока и концепт слова "яблоко" разные вещи. Например, может быть <text:span text:style-name="T51">активирован</text:span> концепт слова "apple", который может привести к <text:span text:style-name="T51">активации</text:span> того же самого концепта яблока.</text:p>
      <text:p text:style-name="P27"><text:span text:style-name="T51">К</text:span>онцепт яблока <text:span text:style-name="T51">содержит в качестве предпосылок сиды к</text:span>онцепт<text:span text:style-name="T51">ов</text:span> слов "яблоко" и "фрукт", <text:span text:style-name="T48">среди прочих</text:span>. <text:span text:style-name="T51">Все предпосылки участвуют в активации концепта "яблоко" со своими весами. Значение активации (взвешенная сумма + смещение) нормализуется сжатием в диапазон от -1 до 1 с помощью функции (1-exp(-x))/(1+exp(x)). Активация может быть положительной (концепт активен) или отрицательной (антиактивен). Абсолютная величина активации показывает степень уверенности системы в активности/антиактивности концепта. Нулевое значение говорит о том что концепт погашен, т.е. никак не участвует в активации надконцептов.</text:span></text:p>
      <text:p text:style-name="P28">Такая система способна обеспечить <text:span text:style-name="T52">булеву </text:span>логику <text:span text:style-name="T52">(при активации +1/-1), а также</text:span> линейную/нелинейную регрессию.</text:p>
      <text:p text:style-name="P25">2. Функция данных. <text:span text:style-name="T53">Например, если концепт должен активироваться группо других концептов, то он должен содержать их сиды с соответствующими весовыми коэффициентами.</text:span></text:p>
      <text:p text:style-name="P22"><text:span text:style-name="T44">3</text:span>. Сам факт существования концепта несет информацию. Концепт соотносится с каким-то смысловым объектом. В нашем случае cid, идентификатор концепта представляет концепт и он может быть ассоциирован с каким-то смыслом.</text:p>
      <text:p text:style-name="P22">Пример – маркерный концепт. <text:span text:style-name="T44">В предыдущем примере динамический концепт "яблоко" будет содержать динамический концепт "фрукт" как аргумент к статическому маркерному концепту "входит в класс". При этом, сам концепт "входит в класс" <text:s/>не обязан существовать вообще, поскольку на уровне языка программирования это пустой объект и он никогда не будет использоваться. Достаточно того что существует его cid, он-то и содержится в концепте "яблоко" как ключ ассоциативного массива.</text:span></text:p>
      <text:p text:style-name="P29">Статические концепты, совсем другая история. Они могут быть сколь угодно сложными, простым нужно поддерживать только интерфейс. У динамических концептов все внутреннее устройство является интерфейсом, они сами сплошной интерфейс. Поэтому, их нельзя усложнять.</text:p>
      <text:p text:style-name="Subtit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1M22S</meta:editing-duration>
    <meta:editing-cycles>89</meta:editing-cycles>
    <meta:generator>LibreOffice/4.2.8.2$Linux_X86_64 LibreOffice_project/420m0$Build-2</meta:generator>
    <dc:date>2018-05-08T20:53:19.933680933</dc:date>
    <meta:document-statistic meta:table-count="0" meta:image-count="0" meta:object-count="0" meta:page-count="4" meta:paragraph-count="47" meta:word-count="1706" meta:character-count="12860" meta:non-whitespace-character-count="11176"/>
    <meta:user-defined meta:name="Info 1"/>
    <meta:user-defined meta:name="Info 2"/>
    <meta:user-defined meta:name="Info 3"/>
    <meta:user-defined meta:name="Info 4"/>
  </office:meta>
</office:document-meta>
</file>